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Impl.getLocal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Impl.setLocalNamespace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Impl.Namespac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spaceImpl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Impl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Impl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Impl.setGlobalNamespace( Namespace global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Impl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Impl.getGlobal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